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SEQN</text:p>
          </table:table-cell>
          <table:table-cell table:style-name="ce4" office:value-type="string">
            <text:p>H</text:p>
          </table:table-cell>
          <table:table-cell table:style-name="ce4" office:value-type="string">
            <text:p>K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OL</text:p>
          </table:table-cell>
          <table:table-cell table:style-name="ce4" office:value-type="string">
            <text:p>ROW</text:p>
          </table:table-cell>
          <table:table-cell table:style-name="ce4" office:value-type="string">
            <text:p>CHAN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2_THETA</text:p>
          </table:table-cell>
          <table:table-cell table:style-name="ce4" office:value-type="string">
            <text:p>AZ</text:p>
          </table:table-cell>
          <table:table-cell table:style-name="ce4" office:value-type="string">
            <text:p>W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IPK</text:p>
          </table:table-cell>
          <table:table-cell table:style-name="ce4" office:value-type="string">
            <text:p>INTI</text:p>
          </table:table-cell>
          <table:table-cell table:style-name="ce4" office:value-type="string">
            <text:p>SIGI</text:p>
          </table:table-cell>
          <table:table-cell table:style-name="ce4" office:value-type="string">
            <text:p>RFLG</text:p>
          </table:table-cell>
          <table:table-cell table:style-name="ce4"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9250">
            <text:p>39250</text:p>
          </table:table-cell>
          <table:table-cell table:style-name="ce2" office:value-type="float" office:value="46.555">
            <text:p>46.555</text:p>
          </table:table-cell>
          <table:table-cell table:style-name="ce2" office:value-type="float" office:value="0.69211">
            <text:p>0.69211</text:p>
          </table:table-cell>
          <table:table-cell table:style-name="ce2" office:value-type="float" office:value="-0.55966">
            <text:p>-0.55966</text:p>
          </table:table-cell>
          <table:table-cell table:style-name="ce2" office:value-type="float" office:value="5.096685">
            <text:p>5.096685</text:p>
          </table:table-cell>
          <table:table-cell table:style-name="ce2" office:value-type="float" office:value="7.513">
            <text:p>7.5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4">
            <text:p>604</text:p>
          </table:table-cell>
          <table:table-cell table:style-name="ce2" office:value-type="float" office:value="35.72">
            <text:p>35.72</text:p>
          </table:table-cell>
          <table:table-cell table:style-name="ce2" office:value-type="float" office:value="310">
            <text:p>310</text:p>
          </table:table-cell>
          <table:table-cell table:style-name="ce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Profile counts:</text:p>
          </table:table-cell>
          <table:table-cell table:number-columns-repeated="9"/>
          <table:table-cell table:style-name="ce4" office:value-type="string">
            <text:p>Sums</text:p>
          </table:table-cell>
          <table:table-cell/>
          <table:table-cell table:style-name="ce5" office:value-type="string">
            <text:p>Peak =</text:p>
          </table:table-cell>
          <table:table-cell table:formula="of:=SUM([.L6:.L13])" office:value-type="float" office:value="604">
            <text:p>60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formula="of:=SUM([.B5:.K5])" office:value-type="float" office:value="23">
            <text:p>23</text:p>
          </table:table-cell>
          <table:table-cell/>
          <table:table-cell table:style-name="ce5" office:value-type="string">
            <text:p>Bkgd =</text:p>
          </table:table-cell>
          <table:table-cell table:formula="of:=[.L5]+[.L14]" office:value-type="float" office:value="42">
            <text:p>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6:.K6])" office:value-type="float" office:value="34">
            <text:p>34</text:p>
          </table:table-cell>
          <table:table-cell/>
          <table:table-cell table:style-name="ce5" office:value-type="string">
            <text:p>Ratio =</text:p>
          </table:table-cell>
          <table:table-cell table:formula="of:=80/20" office:value-type="float" office:value="4">
            <text:p>4</text:p>
          </table:table-cell>
          <table:table-cell office:value-type="string">
            <text:p><text:s text:c="3"/>= <text:s/>80 peak channels divided by 20 background channels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7:.K7])" office:value-type="float" office:value="28">
            <text:p>28</text:p>
          </table:table-cell>
          <table:table-cell/>
          <table:table-cell table:style-name="ce5" office:value-type="string">
            <text:p>INTI =</text:p>
          </table:table-cell>
          <table:table-cell table:formula="of:=[.O4] - ([.O6]*[.O5])" office:value-type="float" office:value="436">
            <text:p>436</text:p>
          </table:table-cell>
          <table:table-cell office:value-type="string">
            <text:p><text:s text:c="3"/>= Peak – Ratio*Bkgd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SUM([.B8:.K8])" office:value-type="float" office:value="104">
            <text:p>104</text:p>
          </table:table-cell>
          <table:table-cell/>
          <table:table-cell table:style-name="ce5" office:value-type="string">
            <text:p>SIGI =</text:p>
          </table:table-cell>
          <table:table-cell table:style-name="ce6" table:formula="of:= SQRT([.O4] + ([.O6] * [.O6] * [.O5]))" office:value-type="float" office:value="35.7211421989835">
            <text:p>35.72</text:p>
          </table:table-cell>
          <table:table-cell office:value-type="string">
            <text:p><text:s text:c="3"/>= sqrt(Peak + Ratio*Ratio*Bkgd)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SUM([.B9:.K9])" office:value-type="float" office:value="235">
            <text:p>23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SUM([.B10:.K10])" office:value-type="float" office:value="119">
            <text:p>1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11:.K11])" office:value-type="float" office:value="45">
            <text:p>4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B12:.K12])"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formula="of:=SUM([.B13:.K13])"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14:.K14])" office:value-type="float" office:value="19">
            <text:p>19</text:p>
          </table:table-cell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0000-00-00T08:49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ultz J</meta:initial-creator>
    <meta:creation-date>2014-11-11T15:44:43</meta:creation-date>
    <dc:date>2014-11-14T09:08:21</dc:date>
    <dc:creator>Vickie Lynch</dc:creator>
    <meta:editing-duration>PT1H5M31S</meta:editing-duration>
    <meta:editing-cycles>6</meta:editing-cycles>
    <meta:generator>LibreOffice/4.0.4.2$Linux_X86_64 LibreOffice_project/400m0$Build-2</meta:generator>
    <meta:document-statistic meta:table-count="1" meta:cell-count="159" meta:object-count="0"/>
  </office:meta>
</office:document-meta>
</file>